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56" style:family="table-cell" style:parent-style-name="Default" style:data-style-name="N0">
      <style:table-cell-properties fo:background-color="#bbbbbb"/>
    </style:style>
    <style:style style:name="ce1036" style:family="table-cell" style:parent-style-name="Default" style:data-style-name="N0">
      <style:table-cell-properties fo:background-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43" style:family="table-cell" style:parent-style-name="Default">
      <style:table-cell-properties fo:background-color="transparen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57" style:family="table-cell" style:parent-style-name="Default" style:data-style-name="N0">
      <style:table-cell-properties fo:background-color="#ffffff"/>
    </style:style>
    <style:style style:name="ce1043" style:family="table-cell" style:parent-style-name="Default" style:data-style-name="N0">
      <style:table-cell-properties fo:background-color="#985006"/>
    </style:style>
    <style:style style:name="ce1048" style:family="table-cell" style:parent-style-name="Default" style:data-style-name="N0">
      <style:table-cell-properties fo:background-color="#fff9ae"/>
    </style:style>
    <style:style style:name="ce1052" style:family="table-cell" style:parent-style-name="Default" style:data-style-name="N0">
      <style:table-cell-properties fo:background-color="#ffdaa2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8" style:family="table-cell" style:parent-style-name="Default" style:data-style-name="N0">
      <style:table-cell-properties fo:background-color="#666666"/>
    </style:style>
    <style:style style:name="ce1051" style:family="table-cell" style:parent-style-name="Default" style:data-style-name="N0">
      <style:table-cell-properties fo:background-color="#72bf44"/>
    </style:style>
    <style:style style:name="ce1059" style:family="table-cell" style:parent-style-name="Default">
      <style:table-cell-properties fo:background-color="#985006"/>
    </style:style>
    <style:style style:name="ce1049" style:family="table-cell" style:parent-style-name="Default" style:data-style-name="N0">
      <style:table-cell-properties fo:background-color="#0066b3"/>
    </style:style>
    <style:style style:name="ce18" style:family="table-cell" style:parent-style-name="Default">
      <style:table-cell-properties fo:background-color="transparent"/>
      <style:text-properties fo:color="#ed1c24"/>
    </style:style>
    <style:style style:name="ce19" style:family="table-cell" style:parent-style-name="Default" style:data-style-name="N0">
      <style:table-cell-properties fo:background-color="transparent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53" style:family="table-cell" style:parent-style-name="Default" style:data-style-name="N0">
      <style:table-cell-properties fo:background-color="#880000"/>
    </style:style>
    <style:style style:name="ce70" style:family="table-cell" style:parent-style-name="Default" style:data-style-name="N0">
      <style:table-cell-properties fo:background-color="#aaffee"/>
    </style:style>
    <style:style style:name="ce52" style:family="table-cell" style:parent-style-name="Default" style:data-style-name="N0">
      <style:table-cell-properties fo:background-color="#cc44cc"/>
    </style:style>
    <style:style style:name="ce73" style:family="table-cell" style:parent-style-name="Default" style:data-style-name="N0">
      <style:table-cell-properties fo:background-color="#00cc55"/>
    </style:style>
    <style:style style:name="ce54" style:family="table-cell" style:parent-style-name="Default" style:data-style-name="N0">
      <style:table-cell-properties fo:background-color="#0000aa"/>
    </style:style>
    <style:style style:name="ce71" style:family="table-cell" style:parent-style-name="Default" style:data-style-name="N0">
      <style:table-cell-properties fo:background-color="#eeee77"/>
    </style:style>
    <style:style style:name="ce59" style:family="table-cell" style:parent-style-name="Default" style:data-style-name="N0">
      <style:table-cell-properties fo:background-color="#dd8855"/>
    </style:style>
    <style:style style:name="ce74" style:family="table-cell" style:parent-style-name="Default" style:data-style-name="N0">
      <style:table-cell-properties fo:background-color="#664400"/>
    </style:style>
    <style:style style:name="ce75" style:family="table-cell" style:parent-style-name="Default" style:data-style-name="N0">
      <style:table-cell-properties fo:background-color="#ff7777"/>
    </style:style>
    <style:style style:name="ce1084" style:family="table-cell" style:parent-style-name="Default" style:data-style-name="N0">
      <style:table-cell-properties fo:background-color="#333333"/>
    </style:style>
    <style:style style:name="ce55" style:family="table-cell" style:parent-style-name="Default" style:data-style-name="N0">
      <style:table-cell-properties fo:background-color="#777777"/>
    </style:style>
    <style:style style:name="ce76" style:family="table-cell" style:parent-style-name="Default" style:data-style-name="N0">
      <style:table-cell-properties fo:background-color="#aaff66"/>
    </style:style>
    <style:style style:name="ce58" style:family="table-cell" style:parent-style-name="Default" style:data-style-name="N0">
      <style:table-cell-properties fo:background-color="#0088ff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 style:data-style-name="N0">
      <style:table-cell-properties fo:background-color="#bbbbbb"/>
      <style:text-properties fo:color="#664400"/>
    </style:style>
    <style:style style:name="ce66" style:family="table-cell" style:parent-style-name="Default">
      <style:table-cell-properties fo:background-color="#bbbbbb"/>
    </style:style>
    <style:style style:name="ce47" style:family="table-cell" style:parent-style-name="Default">
      <style:table-cell-properties fo:background-color="#dd8855"/>
    </style:style>
    <style:style style:name="ce48" style:family="table-cell" style:parent-style-name="Default" style:data-style-name="N0">
      <style:table-cell-properties fo:background-color="#664400"/>
      <style:text-properties fo:color="#664400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 style:data-style-name="N0">
      <style:table-cell-properties fo:background-color="transparent"/>
      <style:text-properties fo:color="#985006"/>
    </style:style>
    <style:style style:name="ce1088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fo:background-color="#880000"/>
    </style:style>
    <style:style style:name="ce63" style:family="table-cell" style:parent-style-name="Default">
      <style:table-cell-properties fo:background-color="#0088ff"/>
    </style:style>
    <style:style style:name="ce64" style:family="table-cell" style:parent-style-name="Default">
      <style:table-cell-properties fo:background-color="#aaffee"/>
    </style:style>
    <style:style style:name="ce65" style:family="table-cell" style:parent-style-name="Default">
      <style:table-cell-properties fo:background-color="#eeee77"/>
    </style:style>
    <style:style style:name="ce67" style:family="table-cell" style:parent-style-name="Default">
      <style:table-cell-properties fo:background-color="#0000aa"/>
    </style:style>
    <style:style style:name="ce68" style:family="table-cell" style:parent-style-name="Default">
      <style:table-cell-properties fo:background-color="#00cc55"/>
    </style:style>
    <style:style style:name="ce69" style:family="table-cell" style:parent-style-name="Default">
      <style:table-cell-properties fo:background-color="#333333"/>
    </style:style>
    <style:style style:name="ce85" style:family="table-cell" style:parent-style-name="Default">
      <style:table-cell-properties fo:background-color="#ff7777"/>
    </style:style>
    <style:style style:name="ce86" style:family="table-cell" style:parent-style-name="Default">
      <style:table-cell-properties fo:background-color="#664400"/>
    </style:style>
    <style:style style:name="ce79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0">
      <style:table-cell-properties fo:background-color="#664400"/>
      <style:text-properties fo:color="#000000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56"/>
          <table:table-cell table:style-name="ce1036" table:number-columns-repeated="15"/>
          <table:table-cell table:style-name="ce1067"/>
          <table:table-cell/>
          <table:table-cell table:style-name="ce1071" office:value-type="float" office:value="0" calcext:value-type="float">
            <text:p>0</text:p>
          </table:table-cell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/>
          <table:table-cell table:style-name="ce1036" table:number-columns-repeated="14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2"/>
          <table:table-cell table:style-name="ce1036" table:number-columns-repeated="13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2" calcext:value-type="float">
            <text:p>2</text:p>
          </table:table-cell>
          <table:table-cell table:style-name="ce53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4"/>
          <table:table-cell table:style-name="ce1036" table:number-columns-repeated="11"/>
          <table:table-cell table:style-name="ce1067"/>
          <table:table-cell office:value-type="float" office:value="3" calcext:value-type="float">
            <text:p>3</text:p>
          </table:table-cell>
          <table:table-cell table:style-name="ce7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5"/>
          <table:table-cell table:style-name="ce1036" table:number-columns-repeated="10"/>
          <table:table-cell table:style-name="ce1067"/>
          <table:table-cell office:value-type="float" office:value="4" calcext:value-type="float">
            <text:p>4</text:p>
          </table:table-cell>
          <table:table-cell table:style-name="ce52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5" calcext:value-type="float">
            <text:p>5</text:p>
          </table:table-cell>
          <table:table-cell table:style-name="ce73"/>
          <table:table-cell table:style-name="ce1067"/>
          <table:table-cell table:number-columns-repeated="1004"/>
        </table:table-row>
        <table:table-row table:style-name="ro1">
          <table:table-cell table:style-name="ce56" table:number-columns-repeated="3"/>
          <table:table-cell table:style-name="ce1057" table:number-columns-repeated="2"/>
          <table:table-cell table:style-name="ce1036" table:number-columns-repeated="11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36" table:number-columns-repeated="2"/>
          <table:table-cell table:style-name="ce56"/>
          <table:table-cell table:style-name="ce1057" table:number-columns-repeated="2"/>
          <table:table-cell table:style-name="ce1036" table:number-columns-repeated="10"/>
          <table:table-cell table:style-name="ce1067"/>
          <table:table-cell office:value-type="float" office:value="7" calcext:value-type="float">
            <text:p>7</text:p>
          </table:table-cell>
          <table:table-cell table:style-name="ce71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56"/>
          <table:table-cell table:style-name="ce1036" table:number-columns-repeated="12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56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8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1</text:p>
          </table:table-cell>
          <table:table-cell table:style-name="ce1067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071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office:value-type="string" calcext:value-type="string">
            <text:p>Frame 15</text:p>
          </table:table-cell>
          <table:table-cell table:style-name="ce1067" table:number-columns-repeated="2"/>
          <table:table-cell table:style-name="ce1094" table:number-columns-repeated="4"/>
          <table:table-cell table:number-columns-repeated="1001"/>
        </table:table-row>
        <table:table-row table:style-name="ro2" table:number-rows-repeated="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6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6">
          <table:table-cell table:style-name="ce1036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4"/>
          <table:table-cell table:style-name="ce143" table:number-columns-repeated="2"/>
          <table:table-cell table:style-name="ce1067" table:number-columns-repeated="6"/>
          <table:table-cell table:number-columns-repeated="1001"/>
        </table:table-row>
        <table:table-row table:style-name="ro2" table:number-rows-repeated="7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10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15">
          <table:table-cell table:style-name="ce1067" table:number-columns-repeated="2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4"/>
          <table:table-cell table:style-name="ce143" table:number-columns-repeated="2"/>
          <table:table-cell table:style-name="ce1067" table:number-columns-repeated="6"/>
          <table:table-cell table:number-columns-repeated="1001"/>
        </table:table-row>
        <table:table-row table:style-name="ro2" table:number-rows-repeated="7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10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17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3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4"/>
          <table:table-cell table:style-name="ce143" table:number-columns-repeated="10"/>
          <table:table-cell table:style-name="ce1067" table:number-columns-repeated="4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3"/>
          <table:table-cell table:style-name="ce143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3"/>
          <table:table-cell table:style-name="ce143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5"/>
          <table:table-cell table:style-name="ce143" table:number-columns-repeated="10"/>
          <table:table-cell table:style-name="ce1067" table:number-columns-repeated="7"/>
          <table:table-cell table:number-columns-repeated="1001"/>
        </table:table-row>
        <table:table-row table:style-name="ro2" table:number-rows-repeated="5">
          <table:table-cell table:style-name="ce143"/>
          <table:table-cell table:style-name="ce1067" table:number-columns-repeated="11"/>
          <table:table-cell table:style-name="ce143" table:number-columns-repeated="4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1"/>
          <table:table-cell table:style-name="ce143" table:number-columns-repeated="4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1"/>
          <table:table-cell table:style-name="ce143" table:number-columns-repeated="2"/>
          <table:table-cell table:style-name="ce1067" table:number-columns-repeated="4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7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1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94"/>
          <table:table-cell table:style-name="ce1067" table:number-columns-repeated="22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 table:number-columns-repeated="9"/>
          <table:table-cell table:number-columns-repeated="1001"/>
        </table:table-row>
        <table:table-row table:style-name="ro2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19"/>
          <table:table-cell table:number-columns-repeated="1001"/>
        </table:table-row>
        <table:table-row table:style-name="ro2" table:number-rows-repeated="10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4"/>
          <table:table-cell table:style-name="ce143"/>
          <table:table-cell table:style-name="ce1067" table:number-columns-repeated="13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4">
          <table:table-cell table:style-name="ce143" table:number-columns-repeated="11"/>
          <table:table-cell table:style-name="ce1067" table:number-columns-repeated="12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0"/>
          <table:table-cell table:style-name="ce1067" table:number-columns-repeated="12"/>
          <table:table-cell table:number-columns-repeated="1001"/>
        </table:table-row>
        <table:table-row table:style-name="ro2" table:number-rows-repeated="1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7"/>
          <table:table-cell table:style-name="ce143" table:number-columns-repeated="7"/>
          <table:table-cell table:style-name="ce1067" table:number-columns-repeated="9"/>
          <table:table-cell table:number-columns-repeated="1001"/>
        </table:table-row>
        <table:table-row table:style-name="ro2" table:number-rows-repeated="2">
          <table:table-cell table:style-name="ce1067" table:number-columns-repeated="7"/>
          <table:table-cell table:style-name="ce143"/>
          <table:table-cell table:style-name="ce1067" table:number-columns-repeated="15"/>
          <table:table-cell table:number-columns-repeated="1001"/>
        </table:table-row>
        <table:table-row table:style-name="ro2" table:number-rows-repeated="6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3"/>
          <table:table-cell table:style-name="ce1067" table:number-columns-repeated="9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17"/>
          <table:table-cell table:number-columns-repeated="1001"/>
        </table:table-row>
        <table:table-row table:style-name="ro2" table:number-rows-repeated="1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5"/>
          <table:table-cell table:style-name="ce1067" table:number-columns-repeated="12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3"/>
          <table:table-cell table:style-name="ce18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2">
          <table:table-cell table:style-name="ce1067" table:number-columns-repeated="9"/>
          <table:table-cell table:style-name="ce19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10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 table:number-rows-repeated="6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1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16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3" table:default-cell-style-name="ce1037"/>
        <table:table-column table:style-name="co6" table:number-columns-repeated="16" table:default-cell-style-name="ce1037"/>
        <table:table-column table:style-name="co4" table:number-columns-repeated="987" table:default-cell-style-name="ce1037"/>
        <table:table-row table:style-name="ro1">
          <table:table-cell table:style-name="ce1057" table:number-columns-repeated="8"/>
          <table:table-cell office:value-type="string" calcext:value-type="string">
            <text:p>Tile 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1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style-name="ce1067" table:number-columns-repeated="1004"/>
        </table:table-row>
        <table:table-row table:style-name="ro1">
          <table:table-cell table:style-name="ce1067" table:number-columns-repeated="8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style-name="ce1093" table:number-columns-repeated="2"/>
          <table:table-cell table:number-columns-repeated="1002"/>
        </table:table-row>
        <table:table-row table:style-name="ro2">
          <table:table-cell table:style-name="ce1036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style-name="ce1094" table:number-columns-repeated="2"/>
          <table:table-cell table:number-columns-repeated="1002"/>
        </table:table-row>
        <table:table-row table:style-name="ro2">
          <table:table-cell table:style-name="ce1036" table:number-columns-repeated="2"/>
          <table:table-cell table:style-name="ce1038"/>
          <table:table-cell table:style-name="ce1088" table:number-columns-repeated="2"/>
          <table:table-cell table:style-name="ce1036" table:number-columns-repeated="3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 table:number-columns-repeated="2"/>
          <table:table-cell table:style-name="ce1088"/>
          <table:table-cell table:style-name="ce62" table:number-columns-repeated="2"/>
          <table:table-cell table:style-name="ce1057"/>
          <table:table-cell table:style-name="ce1036" table:number-columns-repeated="2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/>
          <table:table-cell table:style-name="ce1057"/>
          <table:table-cell table:style-name="ce62" table:number-columns-repeated="3"/>
          <table:table-cell table:style-name="ce53"/>
          <table:table-cell table:style-name="ce1057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/>
          <table:table-cell table:style-name="ce1057"/>
          <table:table-cell table:style-name="ce62" table:number-columns-repeated="3"/>
          <table:table-cell table:style-name="ce53"/>
          <table:table-cell table:style-name="ce1057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style-name="ce1097"/>
          <table:table-cell table:style-name="ce1067"/>
          <table:table-cell table:number-columns-repeated="1002"/>
        </table:table-row>
        <table:table-row table:style-name="ro2">
          <table:table-cell table:style-name="ce1036" table:number-columns-repeated="2"/>
          <table:table-cell table:style-name="ce1057"/>
          <table:table-cell table:style-name="ce53" table:number-columns-repeated="2"/>
          <table:table-cell table:style-name="ce1057"/>
          <table:table-cell table:style-name="ce1036" table:number-columns-repeated="2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 table:number-columns-repeated="3"/>
          <table:table-cell table:style-name="ce1057" table:number-columns-repeated="2"/>
          <table:table-cell table:style-name="ce1036" table:number-columns-repeated="3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 table:number-columns-repeated="8"/>
          <table:table-cell table:style-name="Default" table:number-columns-repeated="3"/>
          <table:table-cell table:style-name="ce1067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057" table:number-columns-repeated="3"/>
          <table:table-cell table:style-name="ce1036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1057" table:number-columns-repeated="5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57" table:number-columns-repeated="6"/>
          <table:table-cell table:style-name="ce1036" table:number-columns-repeated="2"/>
          <table:table-cell table:number-columns-repeated="1008"/>
        </table:table-row>
        <table:table-row table:style-name="ro2" table:number-rows-repeated="2">
          <table:table-cell table:style-name="ce1057" table:number-columns-repeated="7"/>
          <table:table-cell table:style-name="ce1036"/>
          <table:table-cell table:number-columns-repeated="1008"/>
        </table:table-row>
        <table:table-row table:style-name="ro2" table:number-rows-repeated="3">
          <table:table-cell table:style-name="ce1057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2" table:number-columns-repeated="2"/>
          <table:table-cell table:style-name="ce1036" table:number-columns-repeated="4"/>
          <table:table-cell table:style-name="ce52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1036"/>
          <table:table-cell table:style-name="ce58"/>
          <table:table-cell table:style-name="ce63"/>
          <table:table-cell table:style-name="ce1038" table:number-columns-repeated="2"/>
          <table:table-cell table:style-name="ce58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4" table:number-columns-repeated="3"/>
          <table:table-cell table:style-name="ce70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1038"/>
          <table:table-cell table:style-name="ce6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5" table:number-columns-repeated="3"/>
          <table:table-cell table:style-name="ce7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/>
          <table:table-cell table:style-name="ce59" table:number-columns-repeated="2"/>
          <table:table-cell table:style-name="ce1036" table:number-columns-repeated="2"/>
          <table:table-cell table:style-name="ce59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53" table:number-columns-repeated="2"/>
          <table:table-cell table:style-name="ce1036" table:number-columns-repeated="4"/>
          <table:table-cell table:style-name="ce53" table:number-columns-repeated="2"/>
          <table:table-cell table:number-columns-repeated="1008"/>
        </table:table-row>
        <table:table-row table:style-name="ro2">
          <table:table-cell table:style-name="ce103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4" table:number-columns-repeated="8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2">
          <table:table-cell table:style-name="ce54" table:number-columns-repeated="8"/>
          <table:table-cell table:number-columns-repeated="1008"/>
        </table:table-row>
        <table:table-row table:style-name="ro2">
          <table:table-cell table:style-name="ce55" table:number-columns-repeated="8"/>
          <table:table-cell table:number-columns-repeated="1008"/>
        </table:table-row>
        <table:table-row table:style-name="ro2">
          <table:table-cell table:style-name="ce1057" table:number-columns-repeated="8"/>
          <table:table-cell table:number-columns-repeated="1008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 table:number-columns-repeated="1008"/>
        </table:table-row>
        <table:table-row table:style-name="ro2">
          <table:table-cell table:style-name="ce55" table:number-columns-repeated="8"/>
          <table:table-cell table:number-columns-repeated="1008"/>
        </table:table-row>
        <table:table-row table:style-name="ro2" table:number-rows-repeated="2">
          <table:table-cell table:style-name="ce54" table:number-columns-repeated="8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5" table:number-columns-repeated="3"/>
          <table:table-cell table:style-name="ce1036" table:number-columns-repeated="5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2">
          <table:table-cell table:style-name="ce56" table:number-columns-repeated="3"/>
          <table:table-cell table:style-name="ce55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56" table:number-columns-repeated="5"/>
          <table:table-cell table:style-name="ce55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56" table:number-columns-repeated="6"/>
          <table:table-cell table:style-name="ce55"/>
          <table:table-cell table:style-name="ce1036"/>
          <table:table-cell table:number-columns-repeated="1008"/>
        </table:table-row>
        <table:table-row table:style-name="ro2">
          <table:table-cell table:style-name="ce1084" table:number-columns-repeated="4"/>
          <table:table-cell table:style-name="ce56" table:number-columns-repeated="2"/>
          <table:table-cell table:style-name="ce55"/>
          <table:table-cell table:style-name="ce1036"/>
          <table:table-cell table:number-columns-repeated="1008"/>
        </table:table-row>
        <table:table-row table:style-name="ro2" table:number-rows-repeated="3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6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84" table:number-columns-repeated="3"/>
          <table:table-cell table:style-name="ce69" table:number-columns-repeated="2"/>
          <table:table-cell table:style-name="ce108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6"/>
          <table:table-cell table:style-name="ce1067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108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108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66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office:value-type="string" calcext:value-type="string">
            <text:p>Tile 1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6"/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6"/>
          <table:table-cell table:style-name="ce6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4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66" table:number-columns-repeated="2"/>
          <table:table-cell table:style-name="ce69"/>
          <table:table-cell table:style-name="ce6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6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/>
          <table:table-cell table:style-name="ce74"/>
          <table:table-cell table:number-columns-repeated="985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/>
          <table:table-cell table:style-name="ce74"/>
          <table:table-cell table:style-name="ce59" table:number-columns-repeated="2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5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74"/>
          <table:table-cell table:style-name="ce59"/>
          <table:table-cell table:style-name="ce5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style-name="ce1067" office:value-type="string" calcext:value-type="string">
            <text:p>Tile 16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9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 table:number-columns-repeated="2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8</text:p>
          </table:table-cell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3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/>
          <table:table-cell table:style-name="ce1067" table:number-columns-repeated="3"/>
          <table:table-cell/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9"/>
          <table:table-cell table:style-name="ce56" table:number-columns-repeated="7"/>
          <table:table-cell table:style-name="ce1067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4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20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6"/>
          <table:table-cell table:style-name="ce1067" table:number-columns-repeated="4"/>
          <table:table-cell/>
          <table:table-cell table:style-name="ce56" table:number-columns-repeated="6"/>
          <table:table-cell table:style-name="ce74"/>
          <table:table-cell table:style-name="ce56" table:number-columns-repeated="2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6" table:number-columns-repeated="2"/>
          <table:table-cell table:style-name="ce1067" table:number-columns-repeated="4"/>
          <table:table-cell/>
          <table:table-cell table:style-name="ce56" table:number-columns-repeated="5"/>
          <table:table-cell table:style-name="ce74"/>
          <table:table-cell table:style-name="ce56" table:number-columns-repeated="4"/>
          <table:table-cell table:style-name="ce74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59" table:number-columns-repeated="2"/>
          <table:table-cell table:style-name="ce74" table:number-columns-repeated="8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office:value-type="string" calcext:value-type="string">
            <text:p>Tile 21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2"/>
          <table:table-cell table:style-name="ce59" table:number-columns-repeated="8"/>
          <table:table-cell table:style-name="ce7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2"/>
          <table:table-cell table:style-name="ce74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2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6" table:number-columns-repeated="8"/>
          <table:table-cell office:value-type="string" calcext:value-type="string">
            <text:p>Tile 22</text:p>
          </table:table-cell>
          <table:table-cell table:style-name="ce1067" table:number-columns-repeated="3"/>
          <table:table-cell/>
          <table:table-cell table:style-name="ce66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table:style-name="ce1067" table:number-columns-repeated="3"/>
          <table:table-cell/>
          <table:table-cell table:style-name="ce66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 table:number-rows-repeated="2">
          <table:table-cell table:style-name="ce66" table:number-columns-repeated="8"/>
          <table:table-cell/>
          <table:table-cell table:style-name="ce1067" table:number-columns-repeated="3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5"/>
          <table:table-cell table:style-name="ce85" table:number-columns-repeated="3"/>
          <table:table-cell/>
          <table:table-cell table:style-name="ce1067" table:number-columns-repeated="3"/>
          <table:table-cell/>
          <table:table-cell table:style-name="ce66" table:number-columns-repeated="5"/>
          <table:table-cell table:style-name="ce85" table:number-columns-repeated="6"/>
          <table:table-cell table:style-name="ce66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2"/>
          <table:table-cell/>
          <table:table-cell table:style-name="ce1067" table:number-columns-repeated="3"/>
          <table:table-cell/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4"/>
          <table:table-cell table:style-name="ce1088"/>
          <table:table-cell table:style-name="ce85" table:number-columns-repeated="2"/>
          <table:table-cell table:style-name="ce66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3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/>
          <table:table-cell/>
          <table:table-cell table:style-name="ce1067" table:number-columns-repeated="3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table:style-name="ce1067" table:number-columns-repeated="3"/>
          <table:table-cell/>
          <table:table-cell table:style-name="ce56" table:number-columns-repeated="3"/>
          <table:table-cell table:style-name="ce75" table:number-columns-repeated="2"/>
          <table:table-cell table:style-name="ce1057"/>
          <table:table-cell table:style-name="ce58" table:number-columns-repeated="4"/>
          <table:table-cell table:style-name="ce1057"/>
          <table:table-cell table:style-name="ce7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 table:style-name="ce59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74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office:value-type="string" calcext:value-type="string">
            <text:p>Tile 25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table:style-name="ce1067" table:number-columns-repeated="4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5"/>
          <table:table-cell table:style-name="ce66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style-name="ce1067" office:value-type="string" calcext:value-type="string">
            <text:p>Tile 2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74"/>
          <table:table-cell table:style-name="ce59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 table:number-columns-repeated="5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47" table:number-columns-repeated="2"/>
          <table:table-cell table:style-name="ce66" table:number-columns-repeated="5"/>
          <table:table-cell table:style-name="ce5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36" table:number-columns-repeated="8"/>
          <table:table-cell office:value-type="string" calcext:value-type="string">
            <text:p>Tile 27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8"/>
          <table:table-cell office:value-type="string" calcext:value-type="string">
            <text:p>Tile 28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8"/>
          <table:table-cell office:value-type="string" calcext:value-type="string">
            <text:p>Tile 29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3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8"/>
          <table:table-cell table:style-name="ce1067" office:value-type="string" calcext:value-type="string">
            <text:p>Tile 3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1036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3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36" table:number-columns-repeated="8"/>
          <table:table-cell office:value-type="string" calcext:value-type="string">
            <text:p>Tile 31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3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4" table:number-columns-repeated="8"/>
          <table:table-cell table:style-name="ce1067" office:value-type="string" calcext:value-type="string">
            <text:p>Tiles 32 – 126: ASCII character set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67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54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6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6"/>
          <table:table-cell table:style-name="ce143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36" table:number-columns-repeated="8"/>
          <table:table-cell table:style-name="ce1067" office:value-type="string" calcext:value-type="string">
            <text:p>Tile 127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7">
          <table:table-cell table:style-name="ce103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34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43"/>
          <table:table-cell table:style-name="ce1067" table:number-columns-repeated="4"/>
          <table:table-cell table:style-name="ce143" table:number-columns-repeated="3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143"/>
          <table:table-cell table:style-name="ce1067" table:number-columns-repeated="11"/>
          <table:table-cell table:number-columns-repeated="1004"/>
        </table:table-row>
        <table:table-row table:style-name="ro2">
          <table:table-cell table:style-name="ce143"/>
          <table:table-cell table:style-name="ce1067" table:number-columns-repeated="5"/>
          <table:table-cell table:style-name="ce143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10">
          <table:table-cell table:style-name="ce143"/>
          <table:table-cell table:style-name="ce1067" table:number-columns-repeated="11"/>
          <table:table-cell table:number-columns-repeated="1004"/>
        </table:table-row>
        <table:table-row table:style-name="ro2" table:number-rows-repeated="2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5"/>
          <table:table-cell table:style-name="ce143" table:number-columns-repeated="3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1067" table:number-columns-repeated="12"/>
          <table:table-cell table:number-columns-repeated="1004"/>
        </table:table-row>
        <table:table-row table:style-name="ro2" table:number-rows-repeated="4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4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56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2"/>
          <table:table-cell table:style-name="ce143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8"/>
          <table:table-cell table:number-columns-repeated="1004"/>
        </table:table-row>
        <table:table-row table:style-name="ro2" table:number-rows-repeated="20">
          <table:table-cell table:style-name="ce1067" table:number-columns-repeated="12"/>
          <table:table-cell table:number-columns-repeated="1004"/>
        </table:table-row>
        <table:table-row table:style-name="ro2" table:number-rows-repeated="3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21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74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73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8"/>
          <table:table-cell table:style-name="ce143"/>
          <table:table-cell table:style-name="ce1067" table:number-columns-repeated="3"/>
          <table:table-cell table:number-columns-repeated="1004"/>
        </table:table-row>
        <table:table-row table:style-name="ro2" table:number-rows-repeated="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43" table:number-columns-repeated="2"/>
          <table:table-cell table:style-name="ce1067" table:number-columns-repeated="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5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3">
          <table:table-cell table:style-name="ce1067" table:number-columns-repeated="12"/>
          <table:table-cell table:number-columns-repeated="1004"/>
        </table:table-row>
        <table:table-row table:style-name="ro2" table:number-rows-repeated="14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4"/>
          <table:table-cell table:style-name="ce143" table:number-columns-repeated="4"/>
          <table:table-cell table:style-name="ce1067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2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13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4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3"/>
          <table:table-cell table:style-name="ce143"/>
          <table:table-cell table:style-name="ce1067" table:number-columns-repeated="8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 table:number-rows-repeated="8">
          <table:table-cell table:style-name="ce1067"/>
          <table:table-cell table:style-name="ce143"/>
          <table:table-cell table:style-name="ce1067" table:number-columns-repeated="10"/>
          <table:table-cell table:number-columns-repeated="1004"/>
        </table:table-row>
        <table:table-row table:style-name="ro2" table:number-rows-repeated="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3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6"/>
          <table:table-cell table:number-columns-repeated="1004"/>
        </table:table-row>
        <table:table-row table:style-name="ro2" table:number-rows-repeated="46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3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6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0" table:number-columns-repeated="3"/>
          <table:table-cell table:style-name="ce1067" table:number-columns-repeated="8"/>
          <table:table-cell table:number-columns-repeated="1004"/>
        </table:table-row>
        <table:table-row table:style-name="ro2" table:number-rows-repeated="113">
          <table:table-cell table:style-name="ce1067" table:number-columns-repeated="12"/>
          <table:table-cell table:number-columns-repeated="1004"/>
        </table:table-row>
        <table:table-row table:style-name="ro2" table:number-rows-repeated="2">
          <table:table-cell table:style-name="ce1067"/>
          <table:table-cell table:style-name="ce61" table:number-columns-repeated="5"/>
          <table:table-cell table:style-name="ce1067" table:number-columns-repeated="6"/>
          <table:table-cell table:number-columns-repeated="1004"/>
        </table:table-row>
        <table:table-row table:style-name="ro2" table:number-rows-repeated="5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1"/>
          <table:table-cell table:style-name="ce1067" table:number-columns-repeated="10"/>
          <table:table-cell table:number-columns-repeated="1004"/>
        </table:table-row>
        <table:table-row table:style-name="ro2" table:number-rows-repeated="7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91">
          <table:table-cell table:style-name="ce1067" table:number-columns-repeated="12"/>
          <table:table-cell table:number-columns-repeated="1004"/>
        </table:table-row>
        <table:table-row table:style-name="ro2" table:number-rows-repeated="16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6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3"/>
          <table:table-cell table:style-name="ce143" table:number-columns-repeated="5"/>
          <table:table-cell table:style-name="ce1067" table:number-columns-repeated="4"/>
          <table:table-cell table:number-columns-repeated="1004"/>
        </table:table-row>
        <table:table-row table:style-name="ro2" table:number-rows-repeated="267">
          <table:table-cell table:style-name="ce1067" table:number-columns-repeated="12"/>
          <table:table-cell table:number-columns-repeated="1004"/>
        </table:table-row>
        <table:table-row table:style-name="ro2" table:number-rows-repeated="4">
          <table:table-cell table:style-name="ce143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6:06:36.988267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20-01-06T17:23:59.590259231</dc:date>
    <meta:editing-cycles>456</meta:editing-cycles>
    <meta:editing-duration>P5DT10H13M58S</meta:editing-duration>
    <meta:document-statistic meta:table-count="2" meta:cell-count="121" meta:object-count="0"/>
  </office:meta>
</office:document-meta>
</file>